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ACBF9E502FBEA1E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8f13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d8f13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d8f13"/>
    </style:style>
    <style:style style:name="P4" style:family="paragraph" style:parent-style-name="Standard">
      <style:paragraph-properties fo:text-align="start" style:justify-single-word="false"/>
      <style:text-properties officeooo:paragraph-rsid="001d8f13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d8f1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d8f13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d8f13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d8f1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d8f13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d8f13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d8f13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CBF9E502FBEA1E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09T15:54:34.832289316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5609786</meta:creation-date>
    <meta:editing-duration>PT1M54S</meta:editing-duration>
    <meta:editing-cycles>3</meta:editing-cycles>
    <meta:generator>LibreOffice/5.0.6.2$Linux_X86_64 LibreOffice_project/00$Build-2</meta:generator>
    <dc:date>2016-08-09T15:54:34.765849407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